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05A0000005A5BDCE461.png"/>
  <manifest:file-entry manifest:media-type="image/png" manifest:full-path="Pictures/100002010000005A0000005A440303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451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draw:fill="solid" draw:fill-color="#ffffff" style:repeat="repeat"/>
      <style:paragraph-properties fo:text-align="end" fo:border="0.001cm solid #000000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end" fo:border="0.001cm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27cm" svg:x="1.635cm" svg:y="8.62cm">
          <draw:image xlink:href="Pictures/100002010000005A0000005A5BDCE461.png" xlink:type="simple" xlink:show="embed" xlink:actuate="onLoad">
            <text:p/>
          </draw:image>
        </draw:frame>
        <draw:frame draw:style-name="gr1" draw:text-style-name="P1" draw:layer="layout" svg:width="1.27cm" svg:height="1.27cm" svg:x="2.905cm" svg:y="8.62cm">
          <draw:image xlink:href="Pictures/100002010000005A0000005A44030391.png" xlink:type="simple" xlink:show="embed" xlink:actuate="onLoad">
            <text:p/>
          </draw:image>
        </draw:frame>
        <draw:frame draw:style-name="standard" draw:layer="layout" svg:width="2.901cm" svg:height="7.349cm" svg:x="1.443cm" svg:y="9.987cm">
          <table:table table:template-name="bw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90</text:p>
              </table:table-cell>
              <table:table-cell>
                <text:p text:style-name="P2">100</text:p>
              </table:table-cell>
            </table:table-row>
            <table:table-row table:style-name="ro1" table:default-cell-style-name="ce2">
              <table:table-cell>
                <text:p text:style-name="P2">91</text:p>
              </table:table-cell>
              <table:table-cell>
                <text:p text:style-name="P2">90</text:p>
              </table:table-cell>
            </table:table-row>
            <table:table-row table:style-name="ro1" table:default-cell-style-name="ce2">
              <table:table-cell>
                <text:p text:style-name="P2">91</text:p>
              </table:table-cell>
              <table:table-cell>
                <text:p text:style-name="P2">89</text:p>
              </table:table-cell>
            </table:table-row>
            <table:table-row table:style-name="ro1" table:default-cell-style-name="ce2">
              <table:table-cell>
                <text:p text:style-name="P2">79</text:p>
              </table:table-cell>
              <table:table-cell>
                <text:p text:style-name="P2">88</text:p>
              </table:table-cell>
            </table:table-row>
            <table:table-row table:style-name="ro1" table:default-cell-style-name="ce2">
              <table:table-cell>
                <text:p text:style-name="P2">79</text:p>
              </table:table-cell>
              <table:table-cell>
                <text:p text:style-name="P2">79</text:p>
              </table:table-cell>
            </table:table-row>
            <table:table-row table:style-name="ro1" table:default-cell-style-name="ce2">
              <table:table-cell>
                <text:p text:style-name="P2">75</text:p>
              </table:table-cell>
              <table:table-cell>
                <text:p text:style-name="P2">72</text:p>
              </table:table-cell>
            </table:table-row>
            <table:table-row table:style-name="ro1" table:default-cell-style-name="ce2">
              <table:table-cell>
                <text:p text:style-name="P2">81</text:p>
              </table:table-cell>
              <table:table-cell>
                <text:p text:style-name="P2">100</text:p>
              </table:table-cell>
            </table:table-row>
            <table:table-row table:style-name="ro1" table:default-cell-style-name="ce2">
              <table:table-cell>
                <text:p text:style-name="P2">97</text:p>
              </table:table-cell>
              <table:table-cell>
                <text:p text:style-name="P2">81</text:p>
              </table:table-cell>
            </table:table-row>
            <table:table-row table:style-name="ro1" table:default-cell-style-name="ce2">
              <table:table-cell>
                <text:p text:style-name="P2">73</text:p>
              </table:table-cell>
              <table:table-cell>
                <text:p text:style-name="P2">85</text:p>
              </table:table-cell>
            </table:table-row>
            <table:table-row table:style-name="ro1" table:default-cell-style-name="ce2">
              <table:table-cell>
                <text:p text:style-name="P2"><text:span text:style-name="T1">87</text:span></text:p>
              </table:table-cell>
              <table:table-cell>
                <text:p text:style-name="P2"><text:span text:style-name="T1">7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.27cm" svg:height="1.27cm" svg:x="5.445cm" svg:y="9.89cm">
          <draw:image xlink:href="Pictures/100002010000005A0000005A5BDCE461.png" xlink:type="simple" xlink:show="embed" xlink:actuate="onLoad">
            <text:p/>
          </draw:image>
        </draw:frame>
        <draw:frame draw:style-name="gr1" draw:text-style-name="P1" draw:layer="layout" svg:width="1.27cm" svg:height="1.27cm" svg:x="5.445cm" svg:y="11.26cm">
          <draw:image xlink:href="Pictures/100002010000005A0000005A44030391.png" xlink:type="simple" xlink:show="embed" xlink:actuate="onLoad">
            <text:p/>
          </draw:image>
        </draw:frame>
        <draw:frame draw:style-name="gr2" draw:layer="layout" svg:width="6.366cm" svg:height="0.962cm" svg:x="6.781cm" svg:y="10.125cm">
          <draw:text-box>
            <text:p><text:span text:style-name="T2">M</text:span> = 84.3, <text:span text:style-name="T2">SD</text:span><text:span text:style-name="T3"> = 7.97</text:span> </text:p>
          </draw:text-box>
        </draw:frame>
        <draw:frame draw:style-name="gr2" draw:layer="layout" svg:width="6.717cm" svg:height="0.962cm" svg:x="6.699cm" svg:y="11.468cm">
          <draw:text-box>
            <text:p><text:span text:style-name="T2">M</text:span> = 85.5, <text:span text:style-name="T2">SD</text:span><text:span text:style-name="T3"> = 10.08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5T12:54:24</meta:creation-date>
    <dc:date>2010-03-15T13:41:56</dc:date>
    <meta:editing-duration>PT00H01M46S</meta:editing-duration>
    <meta:editing-cycles>1</meta:editing-cycles>
    <meta:document-statistic meta:object-count="7"/>
    <meta:generator>OpenOffice.org/3.2$Linux OpenOffice.org_project/320m12$Build-9483</meta:generator>
  </office:meta>
</office:document-meta>
</file>